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4.001cm"/>
    </style:style>
    <style:style style:name="ro3" style:family="table-row">
      <style:table-row-properties style:row-height="0.494cm" fo:break-before="auto" style:use-optimal-row-height="true"/>
    </style:style>
    <style:style style:name="ro1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96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 Unicode MS" style:font-size-asian="10pt" style:font-name-complex="Tahoma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2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03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3">
            <text:p>13</text:p>
          </table:table-cell>
          <table:table-cell table:style-name="ce19" office:value-type="date" office:date-value="2010-04-18">
            <text:p>18/ab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3" table:number-columns-repeated="985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table:formula="of:=+[Configuracion.B9]" office:value-type="float" office:value="13">
            <text:p>13</text:p>
          </table:table-cell>
          <table:table-cell table:style-name="ce19" table:formula="of:=+[Configuracion.C9]" office:value-type="date" office:date-value="2010-04-18">
            <text:p>18/abr</text:p>
          </table:table-cell>
          <table:table-cell table:style-name="ce13" table:formula="of:=+[Configuracion.D9]" office:value-type="float" office:value="4">
            <text:p>4</text:p>
          </table:table-cell>
          <table:table-cell table:style-name="ce8" table:number-columns-repeated="4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table:formula="of:=+[.D4]" office:value-type="date" office:date-value="2010-04-18">
            <text:p>18/abr</text:p>
          </table:table-cell>
          <table:table-cell table:style-name="ce45" table:formula="of:=[.J5]+1" office:value-type="date" office:date-value="2010-04-19">
            <text:p>19/abr</text:p>
          </table:table-cell>
          <table:table-cell table:style-name="ce45" table:formula="of:=[.K5]+1" office:value-type="date" office:date-value="2010-04-20">
            <text:p>20/abr</text:p>
          </table:table-cell>
          <table:table-cell table:style-name="ce45" table:formula="of:=[.L5]+1" office:value-type="date" office:date-value="2010-04-21">
            <text:p>21/abr</text:p>
          </table:table-cell>
          <table:table-cell table:style-name="ce45" table:formula="of:=[.M5]+1" office:value-type="date" office:date-value="2010-04-22">
            <text:p>22/abr</text:p>
          </table:table-cell>
          <table:table-cell table:style-name="ce45" table:formula="of:=[.N5]+1" office:value-type="date" office:date-value="2010-04-23">
            <text:p>23/abr</text:p>
          </table:table-cell>
          <table:table-cell table:style-name="ce45" table:formula="of:=[.O5]+1" office:value-type="date" office:date-value="2010-04-24">
            <text:p>24/abr</text:p>
          </table:table-cell>
          <table:table-cell table:style-name="ce45" table:formula="of:=[.P5]+1" office:value-type="date" office:date-value="2010-04-25">
            <text:p>25/abr</text:p>
          </table:table-cell>
          <table:table-cell table:style-name="ce45" table:formula="of:=[.Q5]+1" office:value-type="date" office:date-value="2010-04-26">
            <text:p>26/abr</text:p>
          </table:table-cell>
          <table:table-cell table:style-name="ce45" table:formula="of:=[.R5]+1" office:value-type="date" office:date-value="2010-04-27">
            <text:p>27/abr</text:p>
          </table:table-cell>
          <table:table-cell table:style-name="ce45" table:formula="of:=[.S5]+1" office:value-type="date" office:date-value="2010-04-28">
            <text:p>28/abr</text:p>
          </table:table-cell>
          <table:table-cell table:style-name="ce45" table:formula="of:=[.T5]+1" office:value-type="date" office:date-value="2010-04-29">
            <text:p>29/abr</text:p>
          </table:table-cell>
          <table:table-cell table:style-name="ce45" table:formula="of:=[.U5]+1" office:value-type="date" office:date-value="2010-04-30">
            <text:p>30/abr</text:p>
          </table:table-cell>
          <table:table-cell table:style-name="ce45" table:formula="of:=[.V5]+1" office:value-type="date" office:date-value="2010-05-01">
            <text:p>01/may</text:p>
          </table:table-cell>
          <table:table-cell table:style-name="ce45" table:formula="of:=[.W5]+1" office:value-type="date" office:date-value="2010-05-02">
            <text:p>02/may</text:p>
          </table:table-cell>
          <table:table-cell table:style-name="ce45" table:formula="of:=[.X5]+1" office:value-type="date" office:date-value="2010-05-03">
            <text:p>03/may</text:p>
          </table:table-cell>
          <table:table-cell table:style-name="ce45" table:formula="of:=[.Y5]+1" office:value-type="date" office:date-value="2010-05-04">
            <text:p>04/may</text:p>
          </table:table-cell>
          <table:table-cell table:style-name="ce45" table:formula="of:=[.Z5]+1" office:value-type="date" office:date-value="2010-05-05">
            <text:p>05/may</text:p>
          </table:table-cell>
          <table:table-cell table:style-name="ce45" table:formula="of:=[.AA5]+1" office:value-type="date" office:date-value="2010-05-06">
            <text:p>06/may</text:p>
          </table:table-cell>
          <table:table-cell table:style-name="ce45" table:formula="of:=[.AB5]+1" office:value-type="date" office:date-value="2010-05-07">
            <text:p>07/may</text:p>
          </table:table-cell>
          <table:table-cell table:style-name="ce45" table:formula="of:=[.AC5]+1" office:value-type="date" office:date-value="2010-05-08">
            <text:p>08/may</text:p>
          </table:table-cell>
          <table:table-cell table:style-name="ce45" table:formula="of:=[.AD5]+1" office:value-type="date" office:date-value="2010-05-09">
            <text:p>09/may</text:p>
          </table:table-cell>
          <table:table-cell table:style-name="ce45" table:formula="of:=[.AE5]+1" office:value-type="date" office:date-value="2010-05-10">
            <text:p>10/may</text:p>
          </table:table-cell>
          <table:table-cell table:style-name="ce45" table:formula="of:=[.AF5]+1" office:value-type="date" office:date-value="2010-05-11">
            <text:p>11/may</text:p>
          </table:table-cell>
          <table:table-cell table:style-name="ce45" table:formula="of:=[.AG5]+1" office:value-type="date" office:date-value="2010-05-12">
            <text:p>12/may</text:p>
          </table:table-cell>
          <table:table-cell table:style-name="ce45" table:formula="of:=[.AH5]+1" office:value-type="date" office:date-value="2010-05-13">
            <text:p>13/may</text:p>
          </table:table-cell>
          <table:table-cell table:style-name="ce45" table:formula="of:=[.AI5]+1" office:value-type="date" office:date-value="2010-05-14">
            <text:p>14/may</text:p>
          </table:table-cell>
          <table:table-cell table:style-name="ce45" table:formula="of:=[.AJ5]+1" office:value-type="date" office:date-value="2010-05-15">
            <text:p>15/may</text:p>
          </table:table-cell>
          <table:table-cell table:style-name="ce45" table:formula="of:=[.AK5]+1" office:value-type="date" office:date-value="2010-05-16">
            <text:p>16/may</text:p>
          </table:table-cell>
          <table:table-cell table:style-name="ce45" table:formula="of:=[.AL5]+1" office:value-type="date" office:date-value="2010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6" table:formula="of:=COUNTIF([.J10:.J21];&quot;&gt;0&quot;)" office:value-type="float" office:value="9">
            <text:p>9</text:p>
          </table:table-cell>
          <table:table-cell table:style-name="ce46" table:formula="of:=COUNTIF([.K10:.K21];&quot;&gt;0&quot;)" office:value-type="float" office:value="6">
            <text:p>6</text:p>
          </table:table-cell>
          <table:table-cell table:style-name="ce46" table:formula="of:=COUNTIF([.L10:.L21];&quot;&gt;0&quot;)" office:value-type="float" office:value="0">
            <text:p>0</text:p>
          </table:table-cell>
          <table:table-cell table:style-name="ce46" table:formula="of:=COUNTIF([.M10:.M21];&quot;&gt;0&quot;)" office:value-type="float" office:value="0">
            <text:p>0</text:p>
          </table:table-cell>
          <table:table-cell table:style-name="ce46" table:formula="of:=COUNTIF([.N10:.N21];&quot;&gt;0&quot;)" office:value-type="float" office:value="0">
            <text:p>0</text:p>
          </table:table-cell>
          <table:table-cell table:style-name="ce46" table:formula="of:=COUNTIF([.O10:.O21];&quot;&gt;0&quot;)" office:value-type="float" office:value="0">
            <text:p>0</text:p>
          </table:table-cell>
          <table:table-cell table:style-name="ce46" table:formula="of:=COUNTIF([.P10:.P21];&quot;&gt;0&quot;)" office:value-type="float" office:value="0">
            <text:p>0</text:p>
          </table:table-cell>
          <table:table-cell table:style-name="ce46" table:formula="of:=COUNTIF([.Q10:.Q21];&quot;&gt;0&quot;)" office:value-type="float" office:value="0">
            <text:p>0</text:p>
          </table:table-cell>
          <table:table-cell table:style-name="ce46" table:formula="of:=COUNTIF([.R10:.R21];&quot;&gt;0&quot;)" office:value-type="float" office:value="0">
            <text:p>0</text:p>
          </table:table-cell>
          <table:table-cell table:style-name="ce46" table:formula="of:=COUNTIF([.S10:.S21];&quot;&gt;0&quot;)" office:value-type="float" office:value="0">
            <text:p>0</text:p>
          </table:table-cell>
          <table:table-cell table:style-name="ce46" table:formula="of:=COUNTIF([.T10:.T21];&quot;&gt;0&quot;)" office:value-type="float" office:value="0">
            <text:p>0</text:p>
          </table:table-cell>
          <table:table-cell table:style-name="ce46" table:formula="of:=COUNTIF([.U10:.U21];&quot;&gt;0&quot;)" office:value-type="float" office:value="0">
            <text:p>0</text:p>
          </table:table-cell>
          <table:table-cell table:style-name="ce46" table:formula="of:=COUNTIF([.V10:.V21];&quot;&gt;0&quot;)" office:value-type="float" office:value="0">
            <text:p>0</text:p>
          </table:table-cell>
          <table:table-cell table:style-name="ce46" table:formula="of:=COUNTIF([.W10:.W21];&quot;&gt;0&quot;)" office:value-type="float" office:value="0">
            <text:p>0</text:p>
          </table:table-cell>
          <table:table-cell table:style-name="ce46" table:formula="of:=COUNTIF([.X10:.X21];&quot;&gt;0&quot;)" office:value-type="float" office:value="0">
            <text:p>0</text:p>
          </table:table-cell>
          <table:table-cell table:style-name="ce46" table:formula="of:=COUNTIF([.Y10:.Y21];&quot;&gt;0&quot;)" office:value-type="float" office:value="0">
            <text:p>0</text:p>
          </table:table-cell>
          <table:table-cell table:style-name="ce46" table:formula="of:=COUNTIF([.Z10:.Z21];&quot;&gt;0&quot;)" office:value-type="float" office:value="0">
            <text:p>0</text:p>
          </table:table-cell>
          <table:table-cell table:style-name="ce46" table:formula="of:=COUNTIF([.AA10:.AA21];&quot;&gt;0&quot;)" office:value-type="float" office:value="0">
            <text:p>0</text:p>
          </table:table-cell>
          <table:table-cell table:style-name="ce46" table:formula="of:=COUNTIF([.AB10:.AB21];&quot;&gt;0&quot;)" office:value-type="float" office:value="0">
            <text:p>0</text:p>
          </table:table-cell>
          <table:table-cell table:style-name="ce46" table:formula="of:=COUNTIF([.AC10:.AC21];&quot;&gt;0&quot;)" office:value-type="float" office:value="0">
            <text:p>0</text:p>
          </table:table-cell>
          <table:table-cell table:style-name="ce46" table:formula="of:=COUNTIF([.AD10:.AD21];&quot;&gt;0&quot;)" office:value-type="float" office:value="0">
            <text:p>0</text:p>
          </table:table-cell>
          <table:table-cell table:style-name="ce46" table:formula="of:=COUNTIF([.AE10:.AE21];&quot;&gt;0&quot;)" office:value-type="float" office:value="0">
            <text:p>0</text:p>
          </table:table-cell>
          <table:table-cell table:style-name="ce46" table:formula="of:=COUNTIF([.AF10:.AF21];&quot;&gt;0&quot;)" office:value-type="float" office:value="0">
            <text:p>0</text:p>
          </table:table-cell>
          <table:table-cell table:style-name="ce46" table:formula="of:=COUNTIF([.AG10:.AG21];&quot;&gt;0&quot;)" office:value-type="float" office:value="0">
            <text:p>0</text:p>
          </table:table-cell>
          <table:table-cell table:style-name="ce46" table:formula="of:=COUNTIF([.AH10:.AH21];&quot;&gt;0&quot;)" office:value-type="float" office:value="0">
            <text:p>0</text:p>
          </table:table-cell>
          <table:table-cell table:style-name="ce46" table:formula="of:=COUNTIF([.AI10:.AI21];&quot;&gt;0&quot;)" office:value-type="float" office:value="0">
            <text:p>0</text:p>
          </table:table-cell>
          <table:table-cell table:style-name="ce46" table:formula="of:=COUNTIF([.AJ10:.AJ21];&quot;&gt;0&quot;)" office:value-type="float" office:value="0">
            <text:p>0</text:p>
          </table:table-cell>
          <table:table-cell table:style-name="ce46" table:formula="of:=COUNTIF([.AK10:.AK21];&quot;&gt;0&quot;)" office:value-type="float" office:value="0">
            <text:p>0</text:p>
          </table:table-cell>
          <table:table-cell table:style-name="ce46" table:formula="of:=COUNTIF([.AL10:.AL21];&quot;&gt;0&quot;)" office:value-type="float" office:value="0">
            <text:p>0</text:p>
          </table:table-cell>
          <table:table-cell table:style-name="ce46" table:formula="of:=COUNTIF([.AM10:.AM21];&quot;&gt;0&quot;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7" table:formula="of:=SUM([.J10:.J21])" office:value-type="float" office:value="16">
            <text:p>16</text:p>
          </table:table-cell>
          <table:table-cell table:style-name="ce47" table:formula="of:=SUM([.K10:.K21])" office:value-type="float" office:value="12">
            <text:p>12</text:p>
          </table:table-cell>
          <table:table-cell table:style-name="ce47" table:formula="of:=SUM([.L10:.L21])" office:value-type="float" office:value="0">
            <text:p>0</text:p>
          </table:table-cell>
          <table:table-cell table:style-name="ce47" table:formula="of:=SUM([.M10:.M21])" office:value-type="float" office:value="0">
            <text:p>0</text:p>
          </table:table-cell>
          <table:table-cell table:style-name="ce47" table:formula="of:=SUM([.N10:.N21])" office:value-type="float" office:value="0">
            <text:p>0</text:p>
          </table:table-cell>
          <table:table-cell table:style-name="ce47" table:formula="of:=SUM([.O10:.O21])" office:value-type="float" office:value="0">
            <text:p>0</text:p>
          </table:table-cell>
          <table:table-cell table:style-name="ce47" table:formula="of:=SUM([.P10:.P21])" office:value-type="float" office:value="0">
            <text:p>0</text:p>
          </table:table-cell>
          <table:table-cell table:style-name="ce47" table:formula="of:=SUM([.Q10:.Q21])" office:value-type="float" office:value="0">
            <text:p>0</text:p>
          </table:table-cell>
          <table:table-cell table:style-name="ce47" table:formula="of:=SUM([.R10:.R21])" office:value-type="float" office:value="0">
            <text:p>0</text:p>
          </table:table-cell>
          <table:table-cell table:style-name="ce47" table:formula="of:=SUM([.S10:.S21])" office:value-type="float" office:value="0">
            <text:p>0</text:p>
          </table:table-cell>
          <table:table-cell table:style-name="ce47" table:formula="of:=SUM([.T10:.T21])" office:value-type="float" office:value="0">
            <text:p>0</text:p>
          </table:table-cell>
          <table:table-cell table:style-name="ce47" table:formula="of:=SUM([.U10:.U21])" office:value-type="float" office:value="0">
            <text:p>0</text:p>
          </table:table-cell>
          <table:table-cell table:style-name="ce47" table:formula="of:=SUM([.V10:.V21])" office:value-type="float" office:value="0">
            <text:p>0</text:p>
          </table:table-cell>
          <table:table-cell table:style-name="ce47" table:formula="of:=SUM([.W10:.W21])" office:value-type="float" office:value="0">
            <text:p>0</text:p>
          </table:table-cell>
          <table:table-cell table:style-name="ce47" table:formula="of:=SUM([.X10:.X21])" office:value-type="float" office:value="0">
            <text:p>0</text:p>
          </table:table-cell>
          <table:table-cell table:style-name="ce47" table:formula="of:=SUM([.Y10:.Y21])" office:value-type="float" office:value="0">
            <text:p>0</text:p>
          </table:table-cell>
          <table:table-cell table:style-name="ce47" table:formula="of:=SUM([.Z10:.Z21])" office:value-type="float" office:value="0">
            <text:p>0</text:p>
          </table:table-cell>
          <table:table-cell table:style-name="ce47" table:formula="of:=SUM([.AA10:.AA21])" office:value-type="float" office:value="0">
            <text:p>0</text:p>
          </table:table-cell>
          <table:table-cell table:style-name="ce47" table:formula="of:=SUM([.AB10:.AB21])" office:value-type="float" office:value="0">
            <text:p>0</text:p>
          </table:table-cell>
          <table:table-cell table:style-name="ce47" table:formula="of:=SUM([.AC10:.AC21])" office:value-type="float" office:value="0">
            <text:p>0</text:p>
          </table:table-cell>
          <table:table-cell table:style-name="ce47" table:formula="of:=SUM([.AD10:.AD21])" office:value-type="float" office:value="0">
            <text:p>0</text:p>
          </table:table-cell>
          <table:table-cell table:style-name="ce47" table:formula="of:=SUM([.AE10:.AE21])" office:value-type="float" office:value="0">
            <text:p>0</text:p>
          </table:table-cell>
          <table:table-cell table:style-name="ce47" table:formula="of:=SUM([.AF10:.AF21])" office:value-type="float" office:value="0">
            <text:p>0</text:p>
          </table:table-cell>
          <table:table-cell table:style-name="ce47" table:formula="of:=SUM([.AG10:.AG21])" office:value-type="float" office:value="0">
            <text:p>0</text:p>
          </table:table-cell>
          <table:table-cell table:style-name="ce47" table:formula="of:=SUM([.AH10:.AH21])" office:value-type="float" office:value="0">
            <text:p>0</text:p>
          </table:table-cell>
          <table:table-cell table:style-name="ce47" table:formula="of:=SUM([.AI10:.AI21])" office:value-type="float" office:value="0">
            <text:p>0</text:p>
          </table:table-cell>
          <table:table-cell table:style-name="ce47" table:formula="of:=SUM([.AJ10:.AJ21])" office:value-type="float" office:value="0">
            <text:p>0</text:p>
          </table:table-cell>
          <table:table-cell table:style-name="ce47" table:formula="of:=SUM([.AK10:.AK21])" office:value-type="float" office:value="0">
            <text:p>0</text:p>
          </table:table-cell>
          <table:table-cell table:style-name="ce47" table:formula="of:=SUM([.AL10:.AL21])" office:value-type="float" office:value="0">
            <text:p>0</text:p>
          </table:table-cell>
          <table:table-cell table:style-name="ce47" table:formula="of:=SUM([.AM10:.AM21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8" office:value-type="string" table:number-columns-spanned="30" table:number-rows-spanned="2">
            <text:p>Esfuerzo</text:p>
          </table:table-cell>
          <table:covered-table-cell table:number-columns-repeated="28" table:style-name="ce49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49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Carreras simultanes</text:p>
          </table:table-cell>
          <table:covered-table-cell table:style-name="ce37"/>
          <table:table-cell table:style-name="ce35" office:value-type="string" table:number-columns-spanned="2" table:number-rows-spanned="1">
            <text:p>Modificación en la BD, mapeo objetual -relacional, modificación y verificación de servicios, vistas, entre otros.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2">
            <text:p>2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Modificación de reporte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1">
            <text:p>1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5" office:value-type="string" table:number-columns-spanned="2" table:number-rows-spanned="1">
            <text:p>Modificación de ETL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1">
            <text:p>1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ETL (Registro y estadística)</text:p>
          </table:table-cell>
          <table:covered-table-cell/>
          <table:table-cell table:style-name="ce35" office:value-type="string" table:number-columns-spanned="2" table:number-rows-spanned="1">
            <text:p>Modificar el ETL para la creación de archivo CSV que tiene los nuevos estudiantes ingresados al sistema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2" table:style-name="ce50" office:value-type="float" office:value="3">
            <text:p>3</text:p>
          </table:table-cell>
          <table:table-cell table:number-columns-repeated="28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Leer el archivo generado por el ETL y realizar el envío de emails masivo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En Curso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2" table:style-name="ce50" office:value-type="float" office:value="3">
            <text:p>3</text:p>
          </table:table-cell>
          <table:table-cell table:number-columns-repeated="28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office:value-type="string" table:number-columns-spanned="2" table:number-rows-spanned="1">
            <text:p>Velocity</text:p>
          </table:table-cell>
          <table:covered-table-cell/>
          <table:table-cell table:style-name="ce35" office:value-type="string" table:number-columns-spanned="2" table:number-rows-spanned="1">
            <text:p>Configuración de velocity con Spring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28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Creación de templates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2" table:style-name="ce50" office:value-type="float" office:value="2">
            <text:p>2</text:p>
          </table:table-cell>
          <table:table-cell table:number-columns-repeated="28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Creación de funcionalidad para el uso de Velocity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2" table:style-name="ce50" office:value-type="float" office:value="2">
            <text:p>2</text:p>
          </table:table-cell>
          <table:table-cell table:number-columns-repeated="28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office:value-type="string" table:number-columns-spanned="2" table:number-rows-spanned="1">
            <text:p>Pensum Válido</text:p>
          </table:table-cell>
          <table:covered-table-cell/>
          <table:table-cell table:style-name="ce35" office:value-type="string" table:number-columns-spanned="2" table:number-rows-spanned="1">
            <text:p>Modificación para el uso carreras simultaneas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28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51" table:formula="of:=[.J5]" office:value-type="date" office:date-value="2010-04-18">
            <text:p>18/abr</text:p>
          </table:table-cell>
          <table:table-cell table:style-name="ce51" table:formula="of:=[.K5]" office:value-type="date" office:date-value="2010-04-19">
            <text:p>19/abr</text:p>
          </table:table-cell>
          <table:table-cell table:style-name="ce51" table:formula="of:=[.L5]" office:value-type="date" office:date-value="2010-04-20">
            <text:p>20/abr</text:p>
          </table:table-cell>
          <table:table-cell table:style-name="ce51" table:formula="of:=[.M5]" office:value-type="date" office:date-value="2010-04-21">
            <text:p>21/abr</text:p>
          </table:table-cell>
          <table:table-cell table:style-name="ce51" table:formula="of:=[.N5]" office:value-type="date" office:date-value="2010-04-22">
            <text:p>22/abr</text:p>
          </table:table-cell>
          <table:table-cell table:style-name="ce51" table:formula="of:=[.O5]" office:value-type="date" office:date-value="2010-04-23">
            <text:p>23/abr</text:p>
          </table:table-cell>
          <table:table-cell table:style-name="ce51" table:formula="of:=[.P5]" office:value-type="date" office:date-value="2010-04-24">
            <text:p>24/abr</text:p>
          </table:table-cell>
          <table:table-cell table:style-name="ce51" table:formula="of:=[.Q5]" office:value-type="date" office:date-value="2010-04-25">
            <text:p>25/abr</text:p>
          </table:table-cell>
          <table:table-cell table:style-name="ce51" table:formula="of:=[.R5]" office:value-type="date" office:date-value="2010-04-26">
            <text:p>26/abr</text:p>
          </table:table-cell>
          <table:table-cell table:style-name="ce51" table:formula="of:=[.S5]" office:value-type="date" office:date-value="2010-04-27">
            <text:p>27/abr</text:p>
          </table:table-cell>
          <table:table-cell table:style-name="ce51" table:formula="of:=[.T5]" office:value-type="date" office:date-value="2010-04-28">
            <text:p>28/abr</text:p>
          </table:table-cell>
          <table:table-cell table:style-name="ce51" table:formula="of:=[.U5]" office:value-type="date" office:date-value="2010-04-29">
            <text:p>29/abr</text:p>
          </table:table-cell>
          <table:table-cell table:style-name="ce51" table:formula="of:=[.V5]" office:value-type="date" office:date-value="2010-04-30">
            <text:p>30/abr</text:p>
          </table:table-cell>
          <table:table-cell table:style-name="ce51" table:formula="of:=[.W5]" office:value-type="date" office:date-value="2010-05-01">
            <text:p>01/may</text:p>
          </table:table-cell>
          <table:table-cell table:style-name="ce51" table:formula="of:=[.X5]" office:value-type="date" office:date-value="2010-05-02">
            <text:p>02/may</text:p>
          </table:table-cell>
          <table:table-cell table:style-name="ce51" table:formula="of:=[.Y5]" office:value-type="date" office:date-value="2010-05-03">
            <text:p>03/may</text:p>
          </table:table-cell>
          <table:table-cell table:style-name="ce51" table:formula="of:=[.Z5]" office:value-type="date" office:date-value="2010-05-04">
            <text:p>04/may</text:p>
          </table:table-cell>
          <table:table-cell table:style-name="ce51" table:formula="of:=[.AA5]" office:value-type="date" office:date-value="2010-05-05">
            <text:p>05/may</text:p>
          </table:table-cell>
          <table:table-cell table:style-name="ce51" table:formula="of:=[.AB5]" office:value-type="date" office:date-value="2010-05-06">
            <text:p>06/may</text:p>
          </table:table-cell>
          <table:table-cell table:style-name="ce51" table:formula="of:=[.AC5]" office:value-type="date" office:date-value="2010-05-07">
            <text:p>07/may</text:p>
          </table:table-cell>
          <table:table-cell table:style-name="ce51" table:formula="of:=[.AD5]" office:value-type="date" office:date-value="2010-05-08">
            <text:p>08/may</text:p>
          </table:table-cell>
          <table:table-cell table:style-name="ce51" table:formula="of:=[.AE5]" office:value-type="date" office:date-value="2010-05-09">
            <text:p>09/may</text:p>
          </table:table-cell>
          <table:table-cell table:style-name="ce51" table:formula="of:=[.AF5]" office:value-type="date" office:date-value="2010-05-10">
            <text:p>10/may</text:p>
          </table:table-cell>
          <table:table-cell table:style-name="ce51" table:formula="of:=[.AG5]" office:value-type="date" office:date-value="2010-05-11">
            <text:p>11/may</text:p>
          </table:table-cell>
          <table:table-cell table:style-name="ce51" table:formula="of:=[.AH5]" office:value-type="date" office:date-value="2010-05-12">
            <text:p>12/may</text:p>
          </table:table-cell>
          <table:table-cell table:style-name="ce51" table:formula="of:=[.AI5]" office:value-type="date" office:date-value="2010-05-13">
            <text:p>13/may</text:p>
          </table:table-cell>
          <table:table-cell table:style-name="ce51" table:formula="of:=[.AJ5]" office:value-type="date" office:date-value="2010-05-14">
            <text:p>14/may</text:p>
          </table:table-cell>
          <table:table-cell table:style-name="ce51" table:formula="of:=[.AK5]" office:value-type="date" office:date-value="2010-05-15">
            <text:p>15/may</text:p>
          </table:table-cell>
          <table:table-cell table:style-name="ce51" table:formula="of:=[.AL5]" office:value-type="date" office:date-value="2010-05-16">
            <text:p>16/may</text:p>
          </table:table-cell>
          <table:table-cell table:style-name="ce51" table:formula="of:=[.AM5]" office:value-type="date" office:date-value="2010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Mario Batres</text:p>
          </table:table-cell>
          <table:table-cell table:style-name="ce42" table:formula="of:=SUMIF([.I10:.I21];[.I23];[.J10:.J21])" office:value-type="float" office:value="16">
            <text:p>16</text:p>
          </table:table-cell>
          <table:table-cell table:style-name="ce42" table:formula="of:=SUMIF([.I10:.I21];[.I23];[.K10:.K21])" office:value-type="float" office:value="12">
            <text:p>12</text:p>
          </table:table-cell>
          <table:table-cell table:style-name="ce42" table:formula="of:=SUMIF([.I10:.I21];[.I23];[.L10:.L21])" office:value-type="float" office:value="0">
            <text:p>0</text:p>
          </table:table-cell>
          <table:table-cell table:style-name="ce42" table:formula="of:=SUMIF([.I10:.I21];[.I23];[.M10:.M21])" office:value-type="float" office:value="0">
            <text:p>0</text:p>
          </table:table-cell>
          <table:table-cell table:style-name="ce42" table:formula="of:=SUMIF([.I10:.I21];[.I23];[.N10:.N21])" office:value-type="float" office:value="0">
            <text:p>0</text:p>
          </table:table-cell>
          <table:table-cell table:style-name="ce42" table:formula="of:=SUMIF([.I10:.I21];[.I23];[.O10:.O21])" office:value-type="float" office:value="0">
            <text:p>0</text:p>
          </table:table-cell>
          <table:table-cell table:style-name="ce42" table:formula="of:=SUMIF([.I10:.I21];[.I23];[.P10:.P21])" office:value-type="float" office:value="0">
            <text:p>0</text:p>
          </table:table-cell>
          <table:table-cell table:style-name="ce42" table:formula="of:=SUMIF([.I10:.I21];[.I23];[.Q10:.Q21])" office:value-type="float" office:value="0">
            <text:p>0</text:p>
          </table:table-cell>
          <table:table-cell table:style-name="ce42" table:formula="of:=SUMIF([.I10:.I21];[.I23];[.R10:.R21])" office:value-type="float" office:value="0">
            <text:p>0</text:p>
          </table:table-cell>
          <table:table-cell table:style-name="ce42" table:formula="of:=SUMIF([.I10:.I21];[.I23];[.S10:.S21])" office:value-type="float" office:value="0">
            <text:p>0</text:p>
          </table:table-cell>
          <table:table-cell table:style-name="ce42" table:formula="of:=SUMIF([.I10:.I21];[.I23];[.T10:.T21])" office:value-type="float" office:value="0">
            <text:p>0</text:p>
          </table:table-cell>
          <table:table-cell table:style-name="ce42" table:formula="of:=SUMIF([.I10:.I21];[.I23];[.U10:.U21])" office:value-type="float" office:value="0">
            <text:p>0</text:p>
          </table:table-cell>
          <table:table-cell table:style-name="ce42" table:formula="of:=SUMIF([.I10:.I21];[.I23];[.V10:.V21])" office:value-type="float" office:value="0">
            <text:p>0</text:p>
          </table:table-cell>
          <table:table-cell table:style-name="ce42" table:formula="of:=SUMIF([.I10:.I21];[.I23];[.W10:.W21])" office:value-type="float" office:value="0">
            <text:p>0</text:p>
          </table:table-cell>
          <table:table-cell table:style-name="ce42" table:formula="of:=SUMIF([.I10:.I21];[.I23];[.X10:.X21])" office:value-type="float" office:value="0">
            <text:p>0</text:p>
          </table:table-cell>
          <table:table-cell table:style-name="ce42" table:formula="of:=SUMIF([.I10:.I21];[.I23];[.Y10:.Y21])" office:value-type="float" office:value="0">
            <text:p>0</text:p>
          </table:table-cell>
          <table:table-cell table:style-name="ce42" table:formula="of:=SUMIF([.I10:.I21];[.I23];[.Z10:.Z21])" office:value-type="float" office:value="0">
            <text:p>0</text:p>
          </table:table-cell>
          <table:table-cell table:style-name="ce42" table:formula="of:=SUMIF([.I10:.I21];[.I23];[.AA10:.AA21])" office:value-type="float" office:value="0">
            <text:p>0</text:p>
          </table:table-cell>
          <table:table-cell table:style-name="ce42" table:formula="of:=SUMIF([.I10:.I21];[.I23];[.AB10:.AB21])" office:value-type="float" office:value="0">
            <text:p>0</text:p>
          </table:table-cell>
          <table:table-cell table:style-name="ce42" table:formula="of:=SUMIF([.I10:.I21];[.I23];[.AC10:.AC21])" office:value-type="float" office:value="0">
            <text:p>0</text:p>
          </table:table-cell>
          <table:table-cell table:style-name="ce42" table:formula="of:=SUMIF([.I10:.I21];[.I23];[.AD10:.AD21])" office:value-type="float" office:value="0">
            <text:p>0</text:p>
          </table:table-cell>
          <table:table-cell table:style-name="ce42" table:formula="of:=SUMIF([.L10:.L21];[.L23];[.AE10:.AE21])" office:value-type="float" office:value="0">
            <text:p>0</text:p>
          </table:table-cell>
          <table:table-cell table:style-name="ce42" table:formula="of:=SUMIF([.I10:.I10];[.I23];[.AF10:.AF10])" office:value-type="float" office:value="0">
            <text:p>0</text:p>
          </table:table-cell>
          <table:table-cell table:style-name="ce42" table:formula="of:=SUMIF([.I10:.I10];[.I23];[.AG10:.AG10])" office:value-type="float" office:value="0">
            <text:p>0</text:p>
          </table:table-cell>
          <table:table-cell table:style-name="ce42" table:formula="of:=SUMIF([.I10:.I10];[.I23];[.AH10:.AH10])" office:value-type="float" office:value="0">
            <text:p>0</text:p>
          </table:table-cell>
          <table:table-cell table:style-name="ce42" table:formula="of:=SUMIF([.J10:.J10];[.J23];[.AI10:.AI10])" office:value-type="float" office:value="0">
            <text:p>0</text:p>
          </table:table-cell>
          <table:table-cell table:style-name="ce42" table:formula="of:=SUMIF([.K10:.K10];[.K23];[.AJ10:.AJ10])" office:value-type="float" office:value="0">
            <text:p>0</text:p>
          </table:table-cell>
          <table:table-cell table:style-name="ce42" table:formula="of:=SUMIF([.L10:.L10];[.L23];[.AK10:.AK10])" office:value-type="float" office:value="0">
            <text:p>0</text:p>
          </table:table-cell>
          <table:table-cell table:style-name="ce42" table:formula="of:=SUMIF([.M10:.M10];[.M23];[.AL10:.AL10])" office:value-type="float" office:value="0">
            <text:p>0</text:p>
          </table:table-cell>
          <table:table-cell table:style-name="ce42" table:formula="of:=SUMIF([.N10:.N10];[.N23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0];[.I24];[.J10:.J10])" office:value-type="float" office:value="0">
            <text:p>0</text:p>
          </table:table-cell>
          <table:table-cell table:style-name="ce42" table:formula="of:=SUMIF([.I10:.I10];[.I24];[.K10:.K10])" office:value-type="float" office:value="0">
            <text:p>0</text:p>
          </table:table-cell>
          <table:table-cell table:style-name="ce42" table:formula="of:=SUMIF([.I10:.I10];[.I24];[.L10:.L10])" office:value-type="float" office:value="0">
            <text:p>0</text:p>
          </table:table-cell>
          <table:table-cell table:style-name="ce42" table:formula="of:=SUMIF([.I10:.I10];[.I24];[.M10:.M10])" office:value-type="float" office:value="0">
            <text:p>0</text:p>
          </table:table-cell>
          <table:table-cell table:style-name="ce42" table:formula="of:=SUMIF([.I10:.I10];[.I24];[.N10:.N10])" office:value-type="float" office:value="0">
            <text:p>0</text:p>
          </table:table-cell>
          <table:table-cell table:style-name="ce42" table:formula="of:=SUMIF([.I10:.I10];[.I24];[.O10:.O10])" office:value-type="float" office:value="0">
            <text:p>0</text:p>
          </table:table-cell>
          <table:table-cell table:style-name="ce42" table:formula="of:=SUMIF([.I10:.I10];[.I24];[.P10:.P10])" office:value-type="float" office:value="0">
            <text:p>0</text:p>
          </table:table-cell>
          <table:table-cell table:style-name="ce42" table:formula="of:=SUMIF([.I10:.I10];[.I24];[.Q10:.Q10])" office:value-type="float" office:value="0">
            <text:p>0</text:p>
          </table:table-cell>
          <table:table-cell table:style-name="ce42" table:formula="of:=SUMIF([.I10:.I10];[.I24];[.R10:.R10])" office:value-type="float" office:value="0">
            <text:p>0</text:p>
          </table:table-cell>
          <table:table-cell table:style-name="ce42" table:formula="of:=SUMIF([.I10:.I10];[.I24];[.S10:.S10])" office:value-type="float" office:value="0">
            <text:p>0</text:p>
          </table:table-cell>
          <table:table-cell table:style-name="ce42" table:formula="of:=SUMIF([.I10:.I10];[.I24];[.T10:.T10])" office:value-type="float" office:value="0">
            <text:p>0</text:p>
          </table:table-cell>
          <table:table-cell table:style-name="ce42" table:formula="of:=SUMIF([.I10:.I10];[.I24];[.U10:.U10])" office:value-type="float" office:value="0">
            <text:p>0</text:p>
          </table:table-cell>
          <table:table-cell table:style-name="ce42" table:formula="of:=SUMIF([.I10:.I10];[.I24];[.V10:.V10])" office:value-type="float" office:value="0">
            <text:p>0</text:p>
          </table:table-cell>
          <table:table-cell table:style-name="ce42" table:formula="of:=SUMIF([.I10:.I10];[.I24];[.W10:.W10])" office:value-type="float" office:value="0">
            <text:p>0</text:p>
          </table:table-cell>
          <table:table-cell table:style-name="ce42" table:formula="of:=SUMIF([.I10:.I10];[.I24];[.X10:.X10])" office:value-type="float" office:value="0">
            <text:p>0</text:p>
          </table:table-cell>
          <table:table-cell table:style-name="ce42" table:formula="of:=SUMIF([.I10:.I10];[.I24];[.Y10:.Y10])" office:value-type="float" office:value="0">
            <text:p>0</text:p>
          </table:table-cell>
          <table:table-cell table:style-name="ce42" table:formula="of:=SUMIF([.I10:.I10];[.I24];[.Z10:.Z10])" office:value-type="float" office:value="0">
            <text:p>0</text:p>
          </table:table-cell>
          <table:table-cell table:style-name="ce42" table:formula="of:=SUMIF([.I10:.I10];[.I24];[.AA10:.AA10])" office:value-type="float" office:value="0">
            <text:p>0</text:p>
          </table:table-cell>
          <table:table-cell table:style-name="ce54" table:formula="of:=SUMIF([.I10:.I10];[.I24];[.AB10:.AB10])" office:value-type="float" office:value="0">
            <text:p>0</text:p>
          </table:table-cell>
          <table:table-cell table:style-name="ce42" table:formula="of:=SUMIF([.I10:.I10];[.I24];[.AC10:.AC10])" office:value-type="float" office:value="0">
            <text:p>0</text:p>
          </table:table-cell>
          <table:table-cell table:style-name="ce42" table:formula="of:=SUMIF([.I10:.I10];[.I24];[.AD10:.AD10])" office:value-type="float" office:value="0">
            <text:p>0</text:p>
          </table:table-cell>
          <table:table-cell table:style-name="ce42" table:formula="of:=SUMIF([.I10:.I10];[.I24];[.AE10:.AE10])" office:value-type="float" office:value="0">
            <text:p>0</text:p>
          </table:table-cell>
          <table:table-cell table:style-name="ce42" table:formula="of:=SUMIF([.I10:.I10];[.I24];[.AF10:.AF10])" office:value-type="float" office:value="0">
            <text:p>0</text:p>
          </table:table-cell>
          <table:table-cell table:style-name="ce42" table:formula="of:=SUMIF([.I10:.I10];[.I24];[.AG10:.AG10])" office:value-type="float" office:value="0">
            <text:p>0</text:p>
          </table:table-cell>
          <table:table-cell table:style-name="ce42" table:formula="of:=SUMIF([.I10:.I10];[.I24];[.AH10:.AH10])" office:value-type="float" office:value="0">
            <text:p>0</text:p>
          </table:table-cell>
          <table:table-cell table:style-name="ce42" table:formula="of:=SUMIF([.J10:.J10];[.J24];[.AI10:.AI10])" office:value-type="float" office:value="0">
            <text:p>0</text:p>
          </table:table-cell>
          <table:table-cell table:style-name="ce42" table:formula="of:=SUMIF([.K10:.K10];[.K24];[.AJ10:.AJ10])" office:value-type="float" office:value="0">
            <text:p>0</text:p>
          </table:table-cell>
          <table:table-cell table:style-name="ce42" table:formula="of:=SUMIF([.L10:.L10];[.L24];[.AK10:.AK10])" office:value-type="float" office:value="0">
            <text:p>0</text:p>
          </table:table-cell>
          <table:table-cell table:style-name="ce42" table:formula="of:=SUMIF([.M10:.M10];[.M24];[.AL10:.AL10])" office:value-type="float" office:value="0">
            <text:p>0</text:p>
          </table:table-cell>
          <table:table-cell table:style-name="ce42" table:formula="of:=SUMIF([.N10:.N10];[.N24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895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15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25cm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2" table:number-columns-repeated="4" table:default-cell-style-name="Default"/>
        <table:table-column table:style-name="co3" table:number-columns-repeated="6" table:default-cell-style-name="Default"/>
        <table:table-column table:style-name="co13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5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3">
            <text:p>13</text:p>
          </table:table-cell>
          <table:table-cell table:style-name="ce19" table:formula="of:=[$Configuracion.C9]" office:value-type="date" office:date-value="2010-04-18">
            <text:p>18/abr</text:p>
          </table:table-cell>
          <table:table-cell table:style-name="ce13" table:formula="of:=[$Configuracion.D9]" office:value-type="float" office:value="4">
            <text:p>4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19/04/2011</text:date>, <text:time>15:52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9T15:52:02</meta:creation-date>
    <meta:generator>LibreOffice/3.3$Unix OpenOffice.org_project/330m9$Build-1</meta:generator>
    <meta:editing-duration>P0D</meta:editing-duration>
    <meta:editing-cycles>1</meta:editing-cycles>
    <meta:document-statistic meta:table-count="4" meta:cell-count="66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121cm" svg:y="0.375cm" chart:style-name="ch2">
          <text:p>Gráfico de Tareas</text:p>
        </chart:title>
        <chart:plot-area chart:style-name="ch3" table:cell-range-address="Sprint.J5:Sprint.AH6" chart:data-source-has-labels="row" svg:x="2.103cm" svg:y="2.192cm" svg:width="36.298cm" svg:height="8.296cm">
          <chartooo:coordinate-region svg:x="2.83cm" svg:y="2.418cm" svg:width="34.881cm" svg:height="7.37cm"/>
          <chart:axis chart:dimension="x" chart:name="primary-x" chart:style-name="ch4">
            <chart:title svg:x="19.607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18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Sprint.J6:Sprint.AH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34cm" svg:y="0.375cm" chart:style-name="ch2">
          <text:p>Gráfico Individual</text:p>
        </chart:title>
        <chart:legend chart:legend-position="bottom" svg:x="17.377cm" svg:y="11.134cm" chart:style-name="ch3"/>
        <chart:plot-area chart:style-name="ch4" table:cell-range-address="Sprint.J22:Sprint.AH24 Sprint.I23:Sprint.I24" chart:data-source-has-labels="both" svg:x="2.103cm" svg:y="2.192cm" svg:width="36.298cm" svg:height="7.429cm">
          <chartooo:coordinate-region svg:x="2.857cm" svg:y="2.418cm" svg:width="34.854cm" svg:height="6.503cm"/>
          <chart:axis chart:dimension="x" chart:name="primary-x" chart:style-name="ch5">
            <chart:title svg:x="19.607cm" svg:y="9.861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451cm" svg:y="8.15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22:Sprint.AH22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Mario Batres</text:p>
                <draw:g>
                  <svg:desc>Sprint.I23:Sprint.I23</svg:desc>
                </draw:g>
              </table:table-cell>
              <table:table-cell office:value-type="float" office:value="16">
                <text:p>16</text:p>
                <draw:g>
                  <svg:desc>Sprint.J23:Sprint.AH2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4:Sprint.I24</svg:desc>
                </draw:g>
              </table:table-cell>
              <table:table-cell office:value-type="float" office:value="0">
                <text:p>0</text:p>
                <draw:g>
                  <svg:desc>Sprint.J24:Sprint.AH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17cm" svg:y="0.375cm" chart:style-name="ch2">
          <text:p>Gráfico de Esfuerzo</text:p>
        </chart:title>
        <chart:plot-area chart:style-name="ch3" table:cell-range-address="Sprint.J5:Sprint.AH5 Sprint.J7:Sprint.AH7" chart:data-source-has-labels="row" svg:x="2.103cm" svg:y="2.192cm" svg:width="36.298cm" svg:height="8.296cm">
          <chartooo:coordinate-region svg:x="2.857cm" svg:y="2.418cm" svg:width="34.854cm" svg:height="7.37cm"/>
          <chart:axis chart:dimension="x" chart:name="primary-x" chart:style-name="ch4">
            <chart:title svg:x="19.607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58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Sprint.J7:Sprint.AH7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